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title" style:list-style-name="L4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3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r9" style:family="presentation" style:parent-style-name="Default-notes" style:list-style-name="L3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style="italic"/>
    </style:style>
    <style:style style:name="T8" style:family="text">
      <style:text-properties style:text-position="sub 58%" fo:font-weight="bold"/>
    </style:style>
    <style:style style:name="T9" style:family="text">
      <style:text-properties style:text-position="sub 58%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s in the UPLB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wo perspectives</text:p>
              </text:list-item>
            </text:list>
            <text:list text:style-name="L2">
              <text:list-item>
                <text:list>
                  <text:list-item>
                    <text:p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ependent on the selected subject</text:p>
              </text:list-item>
            </text:list>
            <text:list text:style-name="L2">
              <text:list-item>
                <text:p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style-name="P4">Schedule conflicts may ar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style-name="P3">Can be done at the department/institute level</text:p>
              </text:list-item>
            </text:list>
            <text:list text:style-name="L2">
              <text:list-item>
                <text:p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style-name="P3">Each section must have at at least the minimum number of stud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 constraints:</text:p>
              </text:list-item>
            </text:list>
            <text:list text:style-name="L2">
              <text:list-item>
                <text:list>
                  <text:list-item>
                    <text:p text:style-name="P8">All <text:span text:style-name="T4">a</text:span> element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<text:span text:style-name="T4">a</text:span> element of A must be satisf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1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5">Define two predicates: </text:span><text:span text:style-name="T6">is_offered</text:span><text:span text:style-name="T5">(x) and </text:span><text:span text:style-name="T6">prereq_satisfied</text:span><text:span text:style-name="T5">(x)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D</text:span><text:span text:style-name="T5"> = set of subjects on the critical path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A</text:span><text:span text:style-name="T5"> = empty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B</text:span><text:span text:style-name="T5"> = </text:span><text:span text:style-name="T6">C</text:span><text:span text:style-name="T5"> – </text:span><text:span text:style-name="T6">T</text:span></text:p>
              </text:list-item>
            </text:list>
            <text:list text:style-name="L2">
              <text:list-item>
                <text:p text:style-name="P7"><text:span text:style-name="T7">For</text:span><text:span text:style-name="T5"> </text:span><text:span text:style-name="T7">each</text:span><text:span text:style-name="T5"> </text:span><text:span text:style-name="T6">d</text:span><text:span text:style-name="T5"> </text:span><text:span text:style-name="T7">in</text:span><text:span text:style-name="T5"> </text:span><text:span text:style-name="T6">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If</text:span><text:span text:style-name="T5"> <text:s/>(( </text:span><text:span text:style-name="T6">d</text:span><text:span text:style-name="T5"> in </text:span><text:span text:style-name="T6">B</text:span><text:span text:style-name="T5"> ) </text:span><text:span text:style-name="T7">and</text:span><text:span text:style-name="T5"> ( </text:span><text:span text:style-name="T6">is_offered</text:span><text:span text:style-name="T5">(</text:span><text:span text:style-name="T6">d</text:span><text:span text:style-name="T5">) ) </text:span><text:span text:style-name="T7">and</text:span><text:span text:style-name="T5"> ( </text:span><text:span text:style-name="T6">prereq_satisfied</text:span><text:span text:style-name="T5">(</text:span><text:span text:style-name="T6">d</text:span><text:span text:style-name="T5">))) </text:span><text:span text:style-name="T7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add </text:span><text:span text:style-name="T6">d</text:span><text:span text:style-name="T5"> to </text:span><text:span text:style-name="T6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nd If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nd For</text:span></text:p>
              </text:list-item>
            </text:list>
            <text:list text:style-name="L2">
              <text:list-item>
                <text:p text:style-name="P7"><text:span text:style-name="T7">For</text:span><text:span text:style-name="T5"> </text:span><text:span text:style-name="T7">each</text:span><text:span text:style-name="T5"> </text:span><text:span text:style-name="T6">e</text:span><text:span text:style-name="T5"> </text:span><text:span text:style-name="T7">in</text:span><text:span text:style-name="T5"> <text:s/></text:span><text:span text:style-name="T6">(B</text:span><text:span text:style-name="T5"> - </text:span><text:span text:style-name="T6">D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If</text:span><text:span text:style-name="T5"> ( </text:span><text:span text:style-name="T6">is_offered</text:span><text:span text:style-name="T5">(</text:span><text:span text:style-name="T6">e</text:span><text:span text:style-name="T5">) ) </text:span><text:span text:style-name="T7">and</text:span><text:span text:style-name="T5"> ( </text:span><text:span text:style-name="T6">prereq_satisfied</text:span><text:span text:style-name="T5">(</text:span><text:span text:style-name="T6">e</text:span><text:span text:style-name="T5">) ) </text:span><text:span text:style-name="T7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add </text:span><text:span text:style-name="T6">e</text:span><text:span text:style-name="T5"> to </text:span><text:span text:style-name="T6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nd If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nd For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8">i</text:span><text:span text:style-name="T3"> be a subset of U such that for each element </text:span><text:span text:style-name="T4">(x,y)</text:span><text:span text:style-name="T3"> of V</text:span><text:span text:style-name="T9">i</text:span><text:span text:style-name="T3">, x = i. For all <text:s/>V</text:span><text:span text:style-name="T9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1-30T11:29:00</dc:date>
    <dc:language>en-US</dc:language>
    <meta:editing-cycles>136</meta:editing-cycles>
    <meta:editing-duration>PT5H22M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